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en" fo:country="US" fo:font-weight="bold" officeooo:rsid="0015abef" officeooo:paragraph-rsid="0015abef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5abef" officeooo:paragraph-rsid="0015abef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2fa3f" officeooo:paragraph-rsid="0012fa3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language="en" fo:country="US" fo:font-style="normal" fo:font-weight="normal" officeooo:rsid="000e6f83" officeooo:paragraph-rsid="0015abef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language="en" fo:country="US" fo:font-style="normal" fo:font-weight="normal" officeooo:rsid="000f664e" officeooo:paragraph-rsid="0015abef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en" fo:country="US" fo:font-style="normal" fo:font-weight="normal" officeooo:rsid="0013c923" officeooo:paragraph-rsid="0012fa3f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2fa3f" officeooo:paragraph-rsid="0012fa3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2fa3f" officeooo:paragraph-rsid="001c0b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language="en" fo:country="US" fo:font-weight="normal" officeooo:rsid="001c0b0d" officeooo:paragraph-rsid="001c0b0d" style:font-size-asian="10.5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54d7" style:font-style-asian="normal" style:font-style-complex="normal"/>
    </style:style>
    <style:style style:name="T3" style:family="text">
      <style:text-properties fo:font-style="normal" officeooo:rsid="000e6f83" style:font-style-asian="normal" style:font-style-complex="normal"/>
    </style:style>
    <style:style style:name="T4" style:family="text">
      <style:text-properties fo:font-style="normal" officeooo:rsid="000f664e" style:font-style-asian="normal" style:font-style-complex="normal"/>
    </style:style>
    <style:style style:name="T5" style:family="text">
      <style:text-properties fo:font-style="normal" officeooo:rsid="0011071d" style:font-style-asian="normal" style:font-style-complex="normal"/>
    </style:style>
    <style:style style:name="T6" style:family="text">
      <style:text-properties fo:font-style="normal" officeooo:rsid="0013c923" style:font-style-asian="normal" style:font-style-complex="normal"/>
    </style:style>
    <style:style style:name="T7" style:family="text">
      <style:text-properties fo:font-style="normal" officeooo:rsid="00155bfd" style:font-style-asian="normal" style:font-style-complex="normal"/>
    </style:style>
    <style:style style:name="T8" style:family="text">
      <style:text-properties fo:font-style="normal" officeooo:rsid="00158198" style:font-style-asian="normal" style:font-style-complex="normal"/>
    </style:style>
    <style:style style:name="T9" style:family="text">
      <style:text-properties fo:font-style="normal" officeooo:rsid="0018484c" style:font-style-asian="normal" style:font-style-complex="normal"/>
    </style:style>
    <style:style style:name="T10" style:family="text">
      <style:text-properties fo:font-style="normal" officeooo:rsid="001895f8" style:font-style-asian="normal" style:font-style-complex="normal"/>
    </style:style>
    <style:style style:name="T11" style:family="text">
      <style:text-properties fo:font-style="normal" officeooo:rsid="001c0b0d" style:font-style-asian="normal" style:font-style-complex="normal"/>
    </style:style>
    <style:style style:name="T12" style:family="text">
      <style:text-properties fo:font-style="normal" officeooo:rsid="001ded1e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italic" officeooo:rsid="000f664e" style:font-style-asian="italic" style:font-style-complex="italic"/>
    </style:style>
    <style:style style:name="T15" style:family="text">
      <style:text-properties officeooo:rsid="000ae4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<text:span text:style-name="T15">1</text:span> notes and further research</text:p>
      <text:p text:style-name="P1"/>
      <text:p text:style-name="P2"><text:tab/><text:span text:style-name="T2">Closures: </text:span><text:span text:style-name="T3">is basically a function that has access to some variables that might already left scope.</text:span></text:p>
      <text:p text:style-name="P4"/>
      <text:p text:style-name="P2"><text:span text:style-name="T3"><text:tab/>* </text:span><text:span text:style-name="T14">var </text:span><text:span text:style-name="T4">lifecycle is until the end of the function that it was defined;</text:span></text:p>
      <text:p text:style-name="P2"><text:span text:style-name="T4"><text:tab/>* </text:span><text:span text:style-name="T14">let </text:span><text:span text:style-name="T4">exists till the end of the code block {};</text:span></text:p>
      <text:p text:style-name="P5"><text:tab/></text:p>
      <text:p text:style-name="P2"><text:span text:style-name="T4"><text:tab/></text:span><text:span text:style-name="T5">IIFE: a function expression that gets invoked immediately which can be used to create closures. The advantage of using an IIFE is that it doesn’t add to or modify global objects.</text:span></text:p>
      <text:p text:style-name="P3"><text:span text:style-name="T1"><text:tab/></text:span><text:span text:style-name="T6">These IFFEs are not used very often, but they’re important to know because a lot of libraries use them in order to not pollute the global scope with variables.</text:span></text:p>
      <text:p text:style-name="P6"/>
      <text:p text:style-name="P3"><text:span text:style-name="T6"><text:tab/></text:span><text:span text:style-name="T7">JavaScript is single threaded and synchronous so, for example, if a while loop is executing, nothing more can be done in the page until this while loop ends. So it’s easy to make a page unusable by executing an infinite while loop. </text:span><text:span text:style-name="T8">But at the same time it is asynchronous (setTimeout).</text:span></text:p>
      <text:p text:style-name="P3"><text:span text:style-name="T8"/></text:p>
      <text:p text:style-name="P3"><text:span text:style-name="T8"><text:tab/></text:span><text:span text:style-name="T9">APIs are these things like set timeout or fetch or any of these other asynchronous functions that are handled by the browser and not necessarily by JavaScript itself.</text:span></text:p>
      <text:p text:style-name="P3"><text:span text:style-name="T9"><text:tab/></text:span></text:p>
      <text:p text:style-name="P3"><text:span text:style-name="T9"><text:tab/></text:span><text:span text:style-name="T11">DOM: Document Object Model, is a tree like structure that the browser maintains in order to be in sync with </text:span><text:span text:style-name="T12">what the HTML of the page declares.</text:span></text:p>
      <text:p text:style-name="P3"><text:span text:style-name="T9"/></text:p>
      <text:p text:style-name="P8"><text:span text:style-name="T9"><text:tab/></text:span><text:span text:style-name="T10">For further research: </text:span></text:p>
      <text:p text:style-name="P8"><text:span text:style-name="T10">* Async/Await (allows to write asynchronous code as if it were actually synchronous code);</text:span></text:p>
      <text:p text:style-name="P9"><text:span text:style-name="T10">* </text:span><text:span text:style-name="T1">ES6 arrow notation (</text:span><text:a xlink:type="simple" xlink:href="https://www.youtube.com/watch?v=mrYMzpbFz18" text:style-name="Internet_20_link" text:visited-style-name="Visited_20_Internet_20_Link"><text:span text:style-name="T13">https://www.youtube.com/watch?v=mrYMzpbFz18</text:span></text:a><text:span text:style-name="T1">);</text:span></text:p>
      <text:p text:style-name="P9"><text:span text:style-name="T1">* </text:span><text:span text:style-name="T12">Manipulating the DOM with js (https://www.youtube.com/watch?v=0ik6X4DJKCc&amp;t=278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7:45:03.187000000</meta:creation-date>
    <dc:date>2019-01-20T15:47:39.263000000</dc:date>
    <meta:editing-duration>PT48M13S</meta:editing-duration>
    <meta:editing-cycles>2</meta:editing-cycles>
    <meta:generator>LibreOffice/6.1.4.2$Windows_X86_64 LibreOffice_project/9d0f32d1f0b509096fd65e0d4bec26ddd1938fd3</meta:generator>
    <meta:document-statistic meta:table-count="0" meta:image-count="0" meta:object-count="0" meta:page-count="1" meta:paragraph-count="15" meta:word-count="242" meta:character-count="1455" meta:non-whitespace-character-count="1214"/>
  </office:meta>
</office:document-meta>
</file>